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0.672in"/>
    </style:style>
    <style:style style:name="co2" style:family="table-column">
      <style:table-column-properties fo:break-before="auto" style:column-width="0.8429in"/>
    </style:style>
    <style:style style:name="co3" style:family="table-column">
      <style:table-column-properties fo:break-before="auto" style:column-width="0.8756in"/>
    </style:style>
    <style:style style:name="co4" style:family="table-column">
      <style:table-column-properties fo:break-before="auto" style:column-width="1.4654in"/>
    </style:style>
    <style:style style:name="co5" style:family="table-column">
      <style:table-column-properties fo:break-before="auto" style:column-width="2.198in"/>
    </style:style>
    <style:style style:name="co6" style:family="table-column">
      <style:table-column-properties fo:break-before="auto" style:column-width="1.5311in"/>
    </style:style>
    <style:style style:name="co7" style:family="table-column">
      <style:table-column-properties fo:break-before="auto" style:column-width="0.952in"/>
    </style:style>
    <style:style style:name="co8" style:family="table-column">
      <style:table-column-properties fo:break-before="auto" style:column-width="0.7882in"/>
    </style:style>
    <style:style style:name="co9" style:family="table-column">
      <style:table-column-properties fo:break-before="auto" style:column-width="0.7772in"/>
    </style:style>
    <style:style style:name="co10" style:family="table-column">
      <style:table-column-properties fo:break-before="auto" style:column-width="1.0283in"/>
    </style:style>
    <style:style style:name="co11" style:family="table-column">
      <style:table-column-properties fo:break-before="auto" style:column-width="1.4547in"/>
    </style:style>
    <style:style style:name="co12" style:family="table-column">
      <style:table-column-properties fo:break-before="auto" style:column-width="1.1709in"/>
    </style:style>
    <style:style style:name="co13" style:family="table-column">
      <style:table-column-properties fo:break-before="auto" style:column-width="0.8646in"/>
    </style:style>
    <style:style style:name="co14" style:family="table-column">
      <style:table-column-properties fo:break-before="auto" style:column-width="0.7335in"/>
    </style:style>
    <style:style style:name="co15" style:family="table-column">
      <style:table-column-properties fo:break-before="auto" style:column-width="0.5807in"/>
    </style:style>
    <style:style style:name="co16" style:family="table-column">
      <style:table-column-properties fo:break-before="auto" style:column-width="1.2472in"/>
    </style:style>
    <style:style style:name="co17" style:family="table-column">
      <style:table-column-properties fo:break-before="auto" style:column-width="0.6902in"/>
    </style:style>
    <style:style style:name="co18" style:family="table-column">
      <style:table-column-properties fo:break-before="auto" style:column-width="0.6244in"/>
    </style:style>
    <style:style style:name="co19" style:family="table-column">
      <style:table-column-properties fo:break-before="auto" style:column-width="1.072in"/>
    </style:style>
    <style:style style:name="co20" style:family="table-column">
      <style:table-column-properties fo:break-before="auto" style:column-width="0.5366in"/>
    </style:style>
    <style:style style:name="co21" style:family="table-column">
      <style:table-column-properties fo:break-before="auto" style:column-width="0.9409in"/>
    </style:style>
    <style:style style:name="co22" style:family="table-column">
      <style:table-column-properties fo:break-before="auto" style:column-width="1.4327in"/>
    </style:style>
    <style:style style:name="co23" style:family="table-column">
      <style:table-column-properties fo:break-before="auto" style:column-width="1.3236in"/>
    </style:style>
    <style:style style:name="co24" style:family="table-column">
      <style:table-column-properties fo:break-before="auto" style:column-width="1.0835in"/>
    </style:style>
    <style:style style:name="co25" style:family="table-column">
      <style:table-column-properties fo:break-before="auto" style:column-width="0.7008in"/>
    </style:style>
    <style:style style:name="co26" style:family="table-column">
      <style:table-column-properties fo:break-before="auto" style:column-width="17.3291in"/>
    </style:style>
    <style:style style:name="co27" style:family="table-column">
      <style:table-column-properties fo:break-before="auto" style:column-width="13.7236in"/>
    </style:style>
    <style:style style:name="co28" style:family="table-column">
      <style:table-column-properties fo:break-before="auto" style:column-width="2.8953in"/>
    </style:style>
    <style:style style:name="co29" style:family="table-column">
      <style:table-column-properties fo:break-before="auto" style:column-width="2.2957in"/>
    </style:style>
    <style:style style:name="co30" style:family="table-column">
      <style:table-column-properties fo:break-before="auto" style:column-width="3.4319in"/>
    </style:style>
    <style:style style:name="co31" style:family="table-column">
      <style:table-column-properties fo:break-before="auto" style:column-width="1.0173in"/>
    </style:style>
    <style:style style:name="co32" style:family="table-column">
      <style:table-column-properties fo:break-before="auto" style:column-width="1.0398in"/>
    </style:style>
    <style:style style:name="co33" style:family="table-column">
      <style:table-column-properties fo:break-before="auto" style:column-width="4.1862in"/>
    </style:style>
    <style:style style:name="co34" style:family="table-column">
      <style:table-column-properties fo:break-before="auto" style:column-width="7.8898in"/>
    </style:style>
    <style:style style:name="co35" style:family="table-column">
      <style:table-column-properties fo:break-before="auto" style:column-width="0.9634in"/>
    </style:style>
    <style:style style:name="co36" style:family="table-column">
      <style:table-column-properties fo:break-before="auto" style:column-width="0.7445in"/>
    </style:style>
    <style:style style:name="co37" style:family="table-column">
      <style:table-column-properties fo:break-before="auto" style:column-width="1.5091in"/>
    </style:style>
    <style:style style:name="co38" style:family="table-column">
      <style:table-column-properties fo:break-before="auto" style:column-width="13.8661in"/>
    </style:style>
    <style:style style:name="co39" style:family="table-column">
      <style:table-column-properties fo:break-before="auto" style:column-width="8.589in"/>
    </style:style>
    <style:style style:name="co40" style:family="table-column">
      <style:table-column-properties fo:break-before="auto" style:column-width="19.1862in"/>
    </style:style>
    <style:style style:name="co41" style:family="table-column">
      <style:table-column-properties fo:break-before="auto" style:column-width="0.7665in"/>
    </style:style>
    <style:style style:name="co42" style:family="table-column">
      <style:table-column-properties fo:break-before="auto" style:column-width="0.9307in"/>
    </style:style>
    <style:style style:name="co43" style:family="table-column">
      <style:table-column-properties fo:break-before="auto" style:column-width="0.4717in"/>
    </style:style>
    <style:style style:name="co44" style:family="table-column">
      <style:table-column-properties fo:break-before="auto" style:column-width="0.9957in"/>
    </style:style>
    <style:style style:name="co45" style:family="table-column">
      <style:table-column-properties fo:break-before="auto" style:column-width="0.8972in"/>
    </style:style>
    <style:style style:name="co46" style:family="table-column">
      <style:table-column-properties fo:break-before="auto" style:column-width="12.4453in"/>
    </style:style>
    <style:style style:name="co47" style:family="table-column">
      <style:table-column-properties fo:break-before="auto" style:column-width="0.4929in"/>
    </style:style>
    <style:style style:name="co4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445in" fo:break-before="auto" style:use-optimal-row-height="false"/>
    </style:style>
    <style:style style:name="ro3" style:family="table-row">
      <style:table-row-properties style:row-height="0.3937in" fo:break-before="auto" style:use-optimal-row-height="false"/>
    </style:style>
    <style:style style:name="ro4" style:family="table-row">
      <style:table-row-properties style:row-height="0.5799in"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data-style-name="N8130"/>
    <style:style style:name="ce2" style:family="table-cell" style:parent-style-name="Excel_20_Built-in_20_Normal" style:data-style-name="N800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data-style-name="N8000"/>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office:forms form:automatic-focus="false" form:apply-design-mode="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2"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2"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16" table:default-cell-style-name="Excel_20_Built-in_20_Normal"/>
        <table:table-column table:style-name="co13" table:default-cell-style-name="Excel_20_Built-in_20_Normal"/>
        <table:table-column table:style-name="co25" table:default-cell-style-name="Excel_20_Built-in_20_Normal"/>
        <table:table-column table:style-name="co16"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2"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24" table:default-cell-style-name="Excel_20_Built-in_20_Normal"/>
        <table:table-column table:style-name="co41"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45" table:default-cell-style-name="Excel_20_Built-in_20_Normal"/>
        <table:table-column table:style-name="co12" table:default-cell-style-name="Excel_20_Built-in_20_Normal"/>
        <table:table-column table:style-name="co17" table:default-cell-style-name="Excel_20_Built-in_20_Normal"/>
        <table:table-column table:style-name="co46" table:default-cell-style-name="Excel_20_Built-in_20_Normal"/>
        <table:table-column table:style-name="co47" table:default-cell-style-name="Excel_20_Built-in_20_Normal"/>
        <table:table-column table:style-name="co49" table:number-columns-repeated="969" table:default-cell-style-name="Excel_20_Built-in_20_Normal"/>
        <table:table-row table:style-name="ro1">
          <table:table-cell table:style-name="Default" office:value-type="string">
            <text:p>Issue_Type</text:p>
          </table:table-cell>
          <table:table-cell table:style-name="Default" office:value-type="string">
            <text:p>Time_Spent</text:p>
          </table:table-cell>
          <table:table-cell table:style-name="Default" office:value-type="string">
            <text:p>Story_point_estimate</text:p>
          </table:table-cell>
          <table:table-cell table:style-name="Default" office:value-type="string">
            <text:p>Project</text:p>
          </table:table-cell>
          <table:table-cell table:style-name="Default" office:value-type="string">
            <text:p>Remote_Dev_Approval</text:p>
          </table:table-cell>
          <table:table-cell table:style-name="Default" office:value-type="string">
            <text:p>Time_Spent_fi</text:p>
          </table:table-cell>
          <table:table-cell table:style-name="Default" office:value-type="string">
            <text:p>Issue_color</text:p>
          </table:table-cell>
          <table:table-cell table:style-name="Default" office:value-type="string">
            <text:p>Resolution</text:p>
          </table:table-cell>
          <table:table-cell table:style-name="Default" office:value-type="string">
            <text:p>Start_date</text:p>
          </table:table-cell>
          <table:table-cell table:style-name="Default" office:value-type="string">
            <text:p>Request_Type</text:p>
          </table:table-cell>
          <table:table-cell table:style-name="Default" office:value-type="string">
            <text:p>Request_participants</text:p>
          </table:table-cell>
          <table:table-cell table:style-name="Default" office:value-type="string">
            <text:p>Resolved</text:p>
          </table:table-cell>
          <table:table-cell table:style-name="Default" office:value-type="string">
            <text:p>Work_Ratio</text:p>
          </table:table-cell>
          <table:table-cell table:style-name="Default" office:value-type="string">
            <text:p>Last_Viewed</text:p>
          </table:table-cell>
          <table:table-cell table:style-name="Default" office:value-type="string">
            <text:p>Watchers</text:p>
          </table:table-cell>
          <table:table-cell table:style-name="Default" office:value-type="string">
            <text:p>Images</text:p>
          </table:table-cell>
          <table:table-cell table:style-name="Default" office:value-type="string">
            <text:p>Created</text:p>
          </table:table-cell>
          <table:table-cell table:style-name="Default" office:value-type="string">
            <text:p>Priority</text:p>
          </table:table-cell>
          <table:table-cell table:style-name="Default" office:value-type="string">
            <text:p>Flagged</text:p>
          </table:table-cell>
          <table:table-cell table:style-name="Default" office:value-type="string">
            <text:p>Area_Impacted</text:p>
          </table:table-cell>
          <table:table-cell table:style-name="Default" office:value-type="string">
            <text:p>Labels</text:p>
          </table:table-cell>
          <table:table-cell table:style-name="Default" office:value-type="string">
            <text:p>Story_Points</text:p>
          </table:table-cell>
          <table:table-cell table:style-name="Default" office:value-type="string">
            <text:p>Remaining_Estimate</text:p>
          </table:table-cell>
          <table:table-cell table:style-name="Default" office:value-type="string">
            <text:p>Original_Estimate_fi</text:p>
          </table:table-cell>
          <table:table-cell table:style-name="Default" office:value-type="string">
            <text:p>Assignee</text:p>
          </table:table-cell>
          <table:table-cell table:style-name="Default" office:value-type="string">
            <text:p>Updated</text:p>
          </table:table-cell>
          <table:table-cell table:style-name="Default" office:value-type="string">
            <text:p>Status</text:p>
          </table:table-cell>
          <table:table-cell table:style-name="Default" office:value-type="string">
            <text:p>Key</text:p>
          </table:table-cell>
          <table:table-cell table:style-name="Default" office:value-type="string">
            <text:p>Original_Estimate</text:p>
          </table:table-cell>
          <table:table-cell table:style-name="Default" office:value-type="string">
            <text:p>Description</text:p>
          </table:table-cell>
          <table:table-cell table:style-name="Default" office:value-type="string">
            <text:p>Sprint</text:p>
          </table:table-cell>
          <table:table-cell table:style-name="Default" office:value-type="string">
            <text:p>Rank</text:p>
          </table:table-cell>
          <table:table-cell table:style-name="Default" office:value-type="string">
            <text:p>CHART_Date_of_First_Response</text:p>
          </table:table-cell>
          <table:table-cell table:style-name="Default" office:value-type="string">
            <text:p>CHART_Time_in_Status</text:p>
          </table:table-cell>
          <table:table-cell table:style-name="Default" office:value-type="string">
            <text:p>Story_Points_fi</text:p>
          </table:table-cell>
          <table:table-cell table:style-name="Default" office:value-type="string">
            <text:p>Time_Tracking</text:p>
          </table:table-cell>
          <table:table-cell table:style-name="Default" office:value-type="string">
            <text:p>Epic_Name</text:p>
          </table:table-cell>
          <table:table-cell table:style-name="Default" office:value-type="string">
            <text:p>Epic_Status</text:p>
          </table:table-cell>
          <table:table-cell table:style-name="Default" office:value-type="string">
            <text:p>Security_Level</text:p>
          </table:table-cell>
          <table:table-cell table:style-name="Default" office:value-type="string">
            <text:p>Epic_Colour</text:p>
          </table:table-cell>
          <table:table-cell table:style-name="Default" office:value-type="string">
            <text:p>Epic_Link</text:p>
          </table:table-cell>
          <table:table-cell table:style-name="Default" office:value-type="string">
            <text:p>Remaining_Estimate_fi</text:p>
          </table:table-cell>
          <table:table-cell table:style-name="Default" office:value-type="string">
            <text:p>Parent_Link</text:p>
          </table:table-cell>
          <table:table-cell table:style-name="Default" office:value-type="string">
            <text:p>Summary</text:p>
          </table:table-cell>
          <table:table-cell table:style-name="Default" office:value-type="string">
            <text:p>Creator</text:p>
          </table:table-cell>
          <table:table-cell table:style-name="Default" office:value-type="string">
            <text:p>Reporter</text:p>
          </table:table-cell>
          <table:table-cell table:style-name="Default" office:value-type="string">
            <text:p>Progress_fi</text:p>
          </table:table-cell>
          <table:table-cell table:style-name="Default" office:value-type="string">
            <text:p>Development</text:p>
          </table:table-cell>
          <table:table-cell table:style-name="Default" office:value-type="string">
            <text:p>Team</text:p>
          </table:table-cell>
          <table:table-cell table:style-name="Default" office:value-type="string">
            <text:p>Organizations</text:p>
          </table:table-cell>
          <table:table-cell table:style-name="Default" office:value-type="string">
            <text:p>Environment</text:p>
          </table:table-cell>
          <table:table-cell table:style-name="Default" office:value-type="string">
            <text:p>Due_date</text:p>
          </table:table-cell>
          <table:table-cell table:style-name="Default" office:value-type="string">
            <text:p>Progress</text:p>
          </table:table-cell>
          <table:table-cell table:style-name="Default" office:value-type="string">
            <text:p>Comment</text:p>
          </table:table-cell>
          <table:table-cell table:style-name="Default" office:value-type="string">
            <text:p>Votes</text:p>
          </table:table-cell>
          <table:table-cell table:number-columns-repeated="969"/>
        </table:table-row>
        <table:table-row table:style-name="ro1">
          <table:table-cell office:value-type="string">
            <text:p>Sub-task</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style-name="ce1" office:value-type="date" office:date-value="2019-01-03T03:04:00">
            <text:p>1/3/2019 3:04</text:p>
          </table:table-cell>
          <table:table-cell office:value-type="float" office:value="1">
            <text:p>1</text:p>
          </table:table-cell>
          <table:table-cell/>
          <table:table-cell table:style-name="ce1" office:value-type="date" office:date-value="2019-01-02T10:41:00">
            <text:p>1/2/2019 10:41</text:p>
          </table:table-cell>
          <table:table-cell office:value-type="string">
            <text:p>High</text:p>
          </table:table-cell>
          <table:table-cell table:number-columns-repeated="6"/>
          <table:table-cell office:value-type="string">
            <text:p>dpeela</text:p>
          </table:table-cell>
          <table:table-cell table:style-name="ce1" office:value-type="date" office:date-value="2019-01-02T10:41:00">
            <text:p>1/2/2019 10:41</text:p>
          </table:table-cell>
          <table:table-cell office:value-type="string">
            <text:p>To Do</text:p>
          </table:table-cell>
          <table:table-cell office:value-type="string">
            <text:p>DAS-373</text:p>
          </table:table-cell>
          <table:table-cell table:number-columns-repeated="3"/>
          <table:table-cell office:value-type="string">
            <text:p>0|i008d3:</text:p>
          </table:table-cell>
          <table:table-cell table:number-columns-repeated="10"/>
          <table:table-cell office:value-type="string">
            <text:p>{"hasEpicLinkFieldDependency":false,"showField":false,"nonEditableReason":{"reason":"SUBTASK_LINK_SHOULD_BE_USED","message":"To set the parent for a sub-task, use the sub-task link."}}</text:p>
          </table:table-cell>
          <table:table-cell office:value-type="string">
            <text:p>IICS migration support</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Task</text:p>
          </table:table-cell>
          <table:table-cell office:value-type="float" office:value="176400">
            <text:p>176400</text:p>
          </table:table-cell>
          <table:table-cell/>
          <table:table-cell office:value-type="string">
            <text:p>BI Reporting Infrastructure</text:p>
          </table:table-cell>
          <table:table-cell/>
          <table:table-cell office:value-type="float" office:value="176400">
            <text:p>176400</text:p>
          </table:table-cell>
          <table:table-cell table:number-columns-repeated="4"/>
          <table:table-cell office:value-type="string">
            <text:p>[]</text:p>
          </table:table-cell>
          <table:table-cell/>
          <table:table-cell office:value-type="float" office:value="-1">
            <text:p>-1</text:p>
          </table:table-cell>
          <table:table-cell table:style-name="ce1" office:value-type="date" office:date-value="2019-01-03T02:54:00">
            <text:p>1/3/2019 2:54</text:p>
          </table:table-cell>
          <table:table-cell office:value-type="float" office:value="1">
            <text:p>1</text:p>
          </table:table-cell>
          <table:table-cell/>
          <table:table-cell table:style-name="ce1" office:value-type="date" office:date-value="2019-01-02T09:57:00">
            <text:p>1/2/2019 9:57</text:p>
          </table:table-cell>
          <table:table-cell office:value-type="string">
            <text:p>Highest</text:p>
          </table:table-cell>
          <table:table-cell table:number-columns-repeated="4"/>
          <table:table-cell office:value-type="float" office:value="0">
            <text:p>0</text:p>
          </table:table-cell>
          <table:table-cell/>
          <table:table-cell office:value-type="string">
            <text:p>dpeela</text:p>
          </table:table-cell>
          <table:table-cell table:style-name="ce1" office:value-type="date" office:date-value="2019-01-03T01:54:00">
            <text:p>1/3/2019 1:54</text:p>
          </table:table-cell>
          <table:table-cell office:value-type="string">
            <text:p>In Progress</text:p>
          </table:table-cell>
          <table:table-cell office:value-type="string">
            <text:p>DAS-372</text:p>
          </table:table-cell>
          <table:table-cell table:number-columns-repeated="3"/>
          <table:table-cell office:value-type="string">
            <text:p>0|i008cv:</text:p>
          </table:table-cell>
          <table:table-cell table:number-columns-repeated="3"/>
          <table:table-cell office:value-type="string">
            <text:p>1w 1d 1h</text:p>
          </table:table-cell>
          <table:table-cell table:number-columns-repeated="4"/>
          <table:table-cell office:value-type="string">
            <text:p>DAS-362</text:p>
          </table:table-cell>
          <table:table-cell office:value-type="float" office:value="0">
            <text:p>0</text:p>
          </table:table-cell>
          <table:table-cell office:value-type="string">
            <text:p>{"hasEpicLinkFieldDependency":false,"showField":false,"nonEditableReason":{"reason":"EPIC_LINK_SHOULD_BE_USED","message":"To set an epic as the parent, use the epic link instead"}}</text:p>
          </table:table-cell>
          <table:table-cell office:value-type="string">
            <text:p>Support and monitoring for 2019</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176400">
            <text:p>176400</text:p>
          </table:table-cell>
          <table:table-cell office:value-type="string">
            <text:p>{}</text:p>
          </table:table-cell>
          <table:table-cell table:number-columns-repeated="3"/>
          <table:table-cell table:style-name="ce1" office:value-type="date" office:date-value="2019-12-31">
            <text:p>12/31/2019 0:00</text:p>
          </table:table-cell>
          <table:table-cell office:value-type="float" office:value="176400">
            <text:p>176400</text:p>
          </table:table-cell>
          <table:table-cell/>
          <table:table-cell office:value-type="float" office:value="0">
            <text:p>0</text:p>
          </table:table-cell>
          <table:table-cell table:number-columns-repeated="969"/>
        </table:table-row>
        <table:table-row table:style-name="ro1">
          <table:table-cell office:value-type="string">
            <text:p>Task</text:p>
          </table:table-cell>
          <table:table-cell office:value-type="float" office:value="3600">
            <text:p>3600</text:p>
          </table:table-cell>
          <table:table-cell/>
          <table:table-cell office:value-type="string">
            <text:p>BI Reporting Infrastructure</text:p>
          </table:table-cell>
          <table:table-cell/>
          <table:table-cell office:value-type="float" office:value="3600">
            <text:p>3600</text:p>
          </table:table-cell>
          <table:table-cell table:number-columns-repeated="4"/>
          <table:table-cell office:value-type="string">
            <text:p>[]</text:p>
          </table:table-cell>
          <table:table-cell/>
          <table:table-cell office:value-type="float" office:value="-1">
            <text:p>-1</text:p>
          </table:table-cell>
          <table:table-cell table:style-name="ce1" office:value-type="date" office:date-value="2019-01-02T08:18:00">
            <text:p>1/2/2019 8:18</text:p>
          </table:table-cell>
          <table:table-cell office:value-type="float" office:value="2">
            <text:p>2</text:p>
          </table:table-cell>
          <table:table-cell/>
          <table:table-cell table:style-name="ce1" office:value-type="date" office:date-value="2018-12-19T14:57:00">
            <text:p>12/19/2018 14:57</text:p>
          </table:table-cell>
          <table:table-cell office:value-type="string">
            <text:p>High</text:p>
          </table:table-cell>
          <table:table-cell table:number-columns-repeated="4"/>
          <table:table-cell office:value-type="float" office:value="0">
            <text:p>0</text:p>
          </table:table-cell>
          <table:table-cell/>
          <table:table-cell office:value-type="string">
            <text:p>dpeela</text:p>
          </table:table-cell>
          <table:table-cell table:style-name="ce1" office:value-type="date" office:date-value="2019-01-02T03:03:00">
            <text:p>1/2/2019 3:03</text:p>
          </table:table-cell>
          <table:table-cell office:value-type="string">
            <text:p>In Progress</text:p>
          </table:table-cell>
          <table:table-cell office:value-type="string">
            <text:p>DAS-371</text:p>
          </table:table-cell>
          <table:table-cell/>
          <table:table-cell office:value-type="string">
            <text:p>Please install JIRA connector into Informatica and develop ETL to support time tracking and invoicing by Miracle</text:p>
          </table:table-cell>
          <table:table-cell/>
          <table:table-cell office:value-type="string">
            <text:p>0|i0087b:</text:p>
          </table:table-cell>
          <table:table-cell office:value-type="string">
            <text:p>2018-12-20T06:10:47.772-0600</text:p>
          </table:table-cell>
          <table:table-cell table:number-columns-repeated="2"/>
          <table:table-cell office:value-type="string">
            <text:p>1h</text:p>
          </table:table-cell>
          <table:table-cell table:number-columns-repeated="4"/>
          <table:table-cell office:value-type="string">
            <text:p>DAS-362</text:p>
          </table:table-cell>
          <table:table-cell office:value-type="float" office:value="0">
            <text:p>0</text:p>
          </table:table-cell>
          <table:table-cell office:value-type="string">
            <text:p>{"hasEpicLinkFieldDependency":false,"showField":false,"nonEditableReason":{"reason":"EPIC_LINK_SHOULD_BE_USED","message":"To set an epic as the parent, use the epic link instead"}}</text:p>
          </table:table-cell>
          <table:table-cell office:value-type="string">
            <text:p>Please install JIRA connector into Informatica and develop ETL to support time tracking and invoicing by Miracle</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3600">
            <text:p>3600</text:p>
          </table:table-cell>
          <table:table-cell office:value-type="string">
            <text:p>{}</text:p>
          </table:table-cell>
          <table:table-cell table:number-columns-repeated="3"/>
          <table:table-cell table:style-name="ce1" office:value-type="date" office:date-value="2019-01-04">
            <text:p>1/4/2019 0:00</text:p>
          </table:table-cell>
          <table:table-cell office:value-type="float" office:value="3600">
            <text:p>3600</text:p>
          </table:table-cell>
          <table:table-cell office:value-type="string">
            <text:p>For All project extract getting DTM error unexpectedly and contact Informatica, understand some patch required would like to wait till 7-Jan for IICS sandbox migration to test this back.</text:p>
          </table:table-cell>
          <table:table-cell office:value-type="float" office:value="0">
            <text:p>0</text:p>
          </table:table-cell>
          <table:table-cell table:number-columns-repeated="969"/>
        </table:table-row>
        <table:table-row table:style-name="ro2">
          <table:table-cell office:value-type="string">
            <text:p>Epic</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10T15:33:00">
            <text:p>12/10/2018 15:33</text:p>
          </table:table-cell>
          <table:table-cell office:value-type="string">
            <text:p>High</text:p>
          </table:table-cell>
          <table:table-cell table:number-columns-repeated="6"/>
          <table:table-cell office:value-type="string">
            <text:p>jackhaynes</text:p>
          </table:table-cell>
          <table:table-cell table:style-name="ce1" office:value-type="date" office:date-value="2018-12-10T15:33:00">
            <text:p>12/10/2018 15:33</text:p>
          </table:table-cell>
          <table:table-cell office:value-type="string">
            <text:p>To Do</text:p>
          </table:table-cell>
          <table:table-cell office:value-type="string">
            <text:p>DAS-366</text:p>
          </table:table-cell>
          <table:table-cell/>
          <table:table-cell table:style-name="ce2" office:value-type="string">
            <text:p>360 Dashboard_x000D_</text:p>
            <text:p><text:s/>BH Decile_x000D_</text:p>
            <text:p><text:s/>Consider adding hover over to explain what BH Decile means_x000D_</text:p>
            <text:p>Remove Cameo Code_x000D_</text:p>
            <text:p>Add green Go button to click after choosing customer / Automatically load after selecting customer_x000D_</text:p>
            <text:p>Do training_x000D_</text:p>
            <text:p>Household_x000D_</text:p>
            <text:p><text:s/>Remove as is_x000D_</text:p>
            <text:p>Or Keep and use address as common denominator and refine_x000D_</text:p>
            <text:p>Add rows to top table, donâ€™t scroll down_x000D_</text:p>
            <text:p><text:s/>Remove or keep and add training_x000D_</text:p>
            <text:p>_x000D_</text:p>
            <text:p>_x000D_</text:p>
            <text:p>_x000D_</text:p>
            <text:p>Portfolio_x000D_</text:p>
            <text:p><text:s/>Increase speed so users have a better experience (I)_x000D_</text:p>
            <text:p>Add a key to explain colors used in graphs (I)_x000D_</text:p>
            <text:p>Remove Customer by Zip Code (I)_x000D_</text:p>
            <text:p>Do training (I)_x000D_</text:p>
            <text:p>Drill downs donâ€™t pull accurate information (I)_x000D_</text:p>
            <text:p>Y access needs to be clarified (Add data labels) (I)_x000D_</text:p>
            <text:p>Deposit Activity shows top ten customers by alphabetical and only by 1 officer (I)_x000D_</text:p>
            <text:p><text:s/>_x000D_</text:p>
            <text:p>_x000D_</text:p>
            <text:p><text:s/>_x000D_</text:p>
            <text:p>_x000D_</text:p>
            <text:p><text:s/>360 Dashboard_x000D_</text:p>
            <text:p><text:s/>BH Decile_x000D_</text:p>
            <text:p><text:s/>Consider adding hover over to explain what BH Decile means_x000D_</text:p>
            <text:p>Remove Cameo Code_x000D_</text:p>
            <text:p>Add green Go button to click after choosing customer / Automatically load after selecting customer_x000D_</text:p>
            <text:p>Do training_x000D_</text:p>
            <text:p>Household_x000D_</text:p>
            <text:p><text:s/>Remove as is_x000D_</text:p>
            <text:p>Or Keep and use address as common denominator and refine_x000D_</text:p>
            <text:p>Add rows to top table, donâ€™t scroll down_x000D_</text:p>
            <text:p><text:s/>Remove or keep and add training_x000D_</text:p>
            <text:p>_x000D_</text:p>
            <text:p>_x000D_</text:p>
            <text:p>_x000D_</text:p>
            <text:p>Portfolio_x000D_</text:p>
            <text:p><text:s/>Increase speed so users have a better experience (I)_x000D_</text:p>
            <text:p>Add a key to explain colors used in graphs (I)_x000D_</text:p>
            <text:p>Remove Customer by Zip Code (I)_x000D_</text:p>
            <text:p>Do training (I)_x000D_</text:p>
            <text:p>Drill downs donâ€™t pull accurate information (I)_x000D_</text:p>
            <text:p>Y access needs to be clarified (Add data labels) (I)_x000D_</text:p>
            <text:p>Deposit Activity shows top ten customers by alphabetical and only by 1 officer (I)_x000D_</text:p>
            <text:p><text:s/>_x000D_</text:p>
            <text:p>_x000D_</text:p>
            <text:p><text:s/>_x000D_</text:p>
            <text:p>_x000D_</text:p>
            <text:p><text:s/></text:p>
          </table:table-cell>
          <table:table-cell/>
          <table:table-cell office:value-type="string">
            <text:p>0|i007wj:</text:p>
          </table:table-cell>
          <table:table-cell table:number-columns-repeated="4"/>
          <table:table-cell office:value-type="string">
            <text:p>2019 1st Quarter DashBoard Tuning</text:p>
          </table:table-cell>
          <table:table-cell office:value-type="string">
            <text:p>{"self":"https:\/\/anbtx1875.atlassian.net\/rest\/api\/2\/customFieldOption\/10000","id":"10000","value":"To Do"}</text:p>
          </table:table-cell>
          <table:table-cell/>
          <table:table-cell office:value-type="string">
            <text:p>ghx-label-11</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2019 1st Quarter DashBoard Tuning</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3"/>
          <table:table-cell table:style-name="ce1" office:value-type="date" office:date-value="2018-12-31">
            <text:p>12/31/2018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table-cell office:value-type="float" office:value="12000">
            <text:p>12000</text:p>
          </table:table-cell>
          <table:table-cell office:value-type="string">
            <text:p>BI Reporting Infrastructure</text:p>
          </table:table-cell>
          <table:table-cell table:number-columns-repeated="6"/>
          <table:table-cell office:value-type="string">
            <text:p>[]</text:p>
          </table:table-cell>
          <table:table-cell/>
          <table:table-cell office:value-type="float" office:value="0">
            <text:p>0</text:p>
          </table:table-cell>
          <table:table-cell table:style-name="ce1" office:value-type="date" office:date-value="2019-01-02T10:12:00">
            <text:p>1/2/2019 10:12</text:p>
          </table:table-cell>
          <table:table-cell office:value-type="float" office:value="1">
            <text:p>1</text:p>
          </table:table-cell>
          <table:table-cell/>
          <table:table-cell table:style-name="ce1" office:value-type="date" office:date-value="2018-12-04T15:45:00">
            <text:p>12/4/2018 15:45</text:p>
          </table:table-cell>
          <table:table-cell office:value-type="string">
            <text:p>High</text:p>
          </table:table-cell>
          <table:table-cell table:number-columns-repeated="4"/>
          <table:table-cell table:number-columns-repeated="2" office:value-type="float" office:value="28800">
            <text:p>28800</text:p>
          </table:table-cell>
          <table:table-cell office:value-type="string">
            <text:p>jackhaynes</text:p>
          </table:table-cell>
          <table:table-cell table:style-name="ce1" office:value-type="date" office:date-value="2019-01-02T09:57:00">
            <text:p>1/2/2019 9:57</text:p>
          </table:table-cell>
          <table:table-cell office:value-type="string">
            <text:p>To Do</text:p>
          </table:table-cell>
          <table:table-cell office:value-type="string">
            <text:p>DAS-362</text:p>
          </table:table-cell>
          <table:table-cell office:value-type="float" office:value="28800">
            <text:p>28800</text:p>
          </table:table-cell>
          <table:table-cell table:number-columns-repeated="2"/>
          <table:table-cell office:value-type="string">
            <text:p>0|i007u3:</text:p>
          </table:table-cell>
          <table:table-cell table:number-columns-repeated="4"/>
          <table:table-cell office:value-type="string">
            <text:p>ETL, DashBoard and Data Integration Monitoring and Support</text:p>
          </table:table-cell>
          <table:table-cell office:value-type="string">
            <text:p>{"self":"https:\/\/anbtx1875.atlassian.net\/rest\/api\/2\/customFieldOption\/10000","id":"10000","value":"To Do"}</text:p>
          </table:table-cell>
          <table:table-cell/>
          <table:table-cell office:value-type="string">
            <text:p>ghx-label-12</text:p>
          </table:table-cell>
          <table:table-cell/>
          <table:table-cell office:value-type="float" office:value="28800">
            <text:p>28800</text:p>
          </table:table-cell>
          <table:table-cell office:value-type="string">
            <text:p>{"hasEpicLinkFieldDependency":false,"showField":false,"nonEditableReason":{"reason":"TOP_OF_HIERARCHY","message":"An issue at the top of the Portfolio for Jira hierarchy cannot have a parent set."}}</text:p>
          </table:table-cell>
          <table:table-cell office:value-type="string">
            <text:p>ETL, API and DB Off-hour support and monitoring</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3"/>
          <table:table-cell table:style-name="ce1" office:value-type="date" office:date-value="2019-12-31">
            <text:p>12/31/2019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table-cell office:value-type="float" office:value="19000">
            <text:p>19000</text:p>
          </table:table-cell>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1-29T08:40:00">
            <text:p>11/29/2018 8:40</text:p>
          </table:table-cell>
          <table:table-cell office:value-type="string">
            <text:p>Highest</text:p>
          </table:table-cell>
          <table:table-cell table:number-columns-repeated="6"/>
          <table:table-cell office:value-type="string">
            <text:p>jackhaynes</text:p>
          </table:table-cell>
          <table:table-cell table:style-name="ce1" office:value-type="date" office:date-value="2018-12-28T10:28:00">
            <text:p>12/28/2018 10:28</text:p>
          </table:table-cell>
          <table:table-cell office:value-type="string">
            <text:p>In Progress</text:p>
          </table:table-cell>
          <table:table-cell office:value-type="string">
            <text:p>DAS-352</text:p>
          </table:table-cell>
          <table:table-cell table:number-columns-repeated="3"/>
          <table:table-cell office:value-type="string">
            <text:p>0|i00505:</text:p>
          </table:table-cell>
          <table:table-cell table:number-columns-repeated="4"/>
          <table:table-cell office:value-type="string">
            <text:p>WIG 2019</text:p>
          </table:table-cell>
          <table:table-cell office:value-type="string">
            <text:p>{"self":"https:\/\/anbtx1875.atlassian.net\/rest\/api\/2\/customFieldOption\/10000","id":"10000","value":"To Do"}</text:p>
          </table:table-cell>
          <table:table-cell/>
          <table:table-cell office:value-type="string">
            <text:p>ghx-label-12</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Grow the number of "A" profitable relationships from X to Y by 10/31/2019</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0">
            <text:p>0</text:p>
          </table:table-cell>
          <table:table-cell office:value-type="string">
            <text:p>{}</text:p>
          </table:table-cell>
          <table:table-cell table:number-columns-repeated="3"/>
          <table:table-cell table:style-name="ce1" office:value-type="date" office:date-value="2019-01-31">
            <text:p>1/31/2019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1-01T10:59:00">
            <text:p>11/1/2018 10:59</text:p>
          </table:table-cell>
          <table:table-cell office:value-type="string">
            <text:p>Medium</text:p>
          </table:table-cell>
          <table:table-cell table:number-columns-repeated="6"/>
          <table:table-cell office:value-type="string">
            <text:p>jackhaynes</text:p>
          </table:table-cell>
          <table:table-cell table:style-name="ce1" office:value-type="date" office:date-value="2018-11-16T13:13:00">
            <text:p>11/16/2018 13:13</text:p>
          </table:table-cell>
          <table:table-cell office:value-type="string">
            <text:p>To Do</text:p>
          </table:table-cell>
          <table:table-cell office:value-type="string">
            <text:p>DAS-300</text:p>
          </table:table-cell>
          <table:table-cell table:number-columns-repeated="3"/>
          <table:table-cell office:value-type="string">
            <text:p>0|i006df:</text:p>
          </table:table-cell>
          <table:table-cell table:number-columns-repeated="4"/>
          <table:table-cell office:value-type="string">
            <text:p>Integration</text:p>
          </table:table-cell>
          <table:table-cell office:value-type="string">
            <text:p>{"self":"https:\/\/anbtx1875.atlassian.net\/rest\/api\/2\/customFieldOption\/10000","id":"10000","value":"To Do"}</text:p>
          </table:table-cell>
          <table:table-cell/>
          <table:table-cell office:value-type="string">
            <text:p>ghx-label-5</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Integration</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1-01T10:51:00">
            <text:p>11/1/2018 10:51</text:p>
          </table:table-cell>
          <table:table-cell office:value-type="string">
            <text:p>Medium</text:p>
          </table:table-cell>
          <table:table-cell table:number-columns-repeated="6"/>
          <table:table-cell office:value-type="string">
            <text:p>jackhaynes</text:p>
          </table:table-cell>
          <table:table-cell table:style-name="ce1" office:value-type="date" office:date-value="2018-11-30T13:17:00">
            <text:p>11/30/2018 13:17</text:p>
          </table:table-cell>
          <table:table-cell office:value-type="string">
            <text:p>To Do</text:p>
          </table:table-cell>
          <table:table-cell office:value-type="string">
            <text:p>DAS-299</text:p>
          </table:table-cell>
          <table:table-cell table:number-columns-repeated="3"/>
          <table:table-cell office:value-type="string">
            <text:p>0|i0050d:</text:p>
          </table:table-cell>
          <table:table-cell table:number-columns-repeated="4"/>
          <table:table-cell office:value-type="string">
            <text:p>Automation</text:p>
          </table:table-cell>
          <table:table-cell office:value-type="string">
            <text:p>{"self":"https:\/\/anbtx1875.atlassian.net\/rest\/api\/2\/customFieldOption\/10000","id":"10000","value":"To Do"}</text:p>
          </table:table-cell>
          <table:table-cell/>
          <table:table-cell office:value-type="string">
            <text:p>ghx-label-2</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Automation</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style-name="ce1" office:value-type="date" office:date-value="2018-12-05T05:14:00">
            <text:p>12/5/2018 5:14</text:p>
          </table:table-cell>
          <table:table-cell office:value-type="float" office:value="1">
            <text:p>1</text:p>
          </table:table-cell>
          <table:table-cell/>
          <table:table-cell table:style-name="ce1" office:value-type="date" office:date-value="2018-11-01T10:48:00">
            <text:p>11/1/2018 10:48</text:p>
          </table:table-cell>
          <table:table-cell office:value-type="string">
            <text:p>Medium</text:p>
          </table:table-cell>
          <table:table-cell table:number-columns-repeated="6"/>
          <table:table-cell office:value-type="string">
            <text:p>jackhaynes</text:p>
          </table:table-cell>
          <table:table-cell table:style-name="ce1" office:value-type="date" office:date-value="2018-12-05T05:14:00">
            <text:p>12/5/2018 5:14</text:p>
          </table:table-cell>
          <table:table-cell office:value-type="string">
            <text:p>To Do</text:p>
          </table:table-cell>
          <table:table-cell office:value-type="string">
            <text:p>DAS-298</text:p>
          </table:table-cell>
          <table:table-cell table:number-columns-repeated="3"/>
          <table:table-cell office:value-type="string">
            <text:p>0|i0050p:</text:p>
          </table:table-cell>
          <table:table-cell table:number-columns-repeated="4"/>
          <table:table-cell office:value-type="string">
            <text:p>Data Warehouse</text:p>
          </table:table-cell>
          <table:table-cell office:value-type="string">
            <text:p>{"self":"https:\/\/anbtx1875.atlassian.net\/rest\/api\/2\/customFieldOption\/10000","id":"10000","value":"To Do"}</text:p>
          </table:table-cell>
          <table:table-cell/>
          <table:table-cell office:value-type="string">
            <text:p>ghx-label-14</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Data Warehouse</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0-17T21:10:00">
            <text:p>10/17/2018 21:10</text:p>
          </table:table-cell>
          <table:table-cell office:value-type="string">
            <text:p>Medium</text:p>
          </table:table-cell>
          <table:table-cell table:number-columns-repeated="6"/>
          <table:table-cell office:value-type="string">
            <text:p>jackhaynes</text:p>
          </table:table-cell>
          <table:table-cell table:style-name="ce1" office:value-type="date" office:date-value="2018-11-27T11:39:00">
            <text:p>11/27/2018 11:39</text:p>
          </table:table-cell>
          <table:table-cell office:value-type="string">
            <text:p>To Do</text:p>
          </table:table-cell>
          <table:table-cell office:value-type="string">
            <text:p>DAS-236</text:p>
          </table:table-cell>
          <table:table-cell table:number-columns-repeated="3"/>
          <table:table-cell office:value-type="string">
            <text:p>0|i005g3:</text:p>
          </table:table-cell>
          <table:table-cell table:number-columns-repeated="4"/>
          <table:table-cell office:value-type="string">
            <text:p>Release</text:p>
          </table:table-cell>
          <table:table-cell office:value-type="string">
            <text:p>{"self":"https:\/\/anbtx1875.atlassian.net\/rest\/api\/2\/customFieldOption\/10000","id":"10000","value":"To Do"}</text:p>
          </table:table-cell>
          <table:table-cell/>
          <table:table-cell office:value-type="string">
            <text:p>ghx-label-6</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Release</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number-columns-repeated="2"/>
          <table:table-cell office:value-type="string">
            <text:p>BI Reporting Infrastructure</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0-11T14:31:00">
            <text:p>10/11/2018 14:31</text:p>
          </table:table-cell>
          <table:table-cell office:value-type="string">
            <text:p>Medium</text:p>
          </table:table-cell>
          <table:table-cell table:number-columns-repeated="6"/>
          <table:table-cell office:value-type="string">
            <text:p>jackhaynes</text:p>
          </table:table-cell>
          <table:table-cell table:style-name="ce1" office:value-type="date" office:date-value="2018-11-29T09:22:00">
            <text:p>11/29/2018 9:22</text:p>
          </table:table-cell>
          <table:table-cell office:value-type="string">
            <text:p>To Do</text:p>
          </table:table-cell>
          <table:table-cell office:value-type="string">
            <text:p>DAS-229</text:p>
          </table:table-cell>
          <table:table-cell table:number-columns-repeated="3"/>
          <table:table-cell office:value-type="string">
            <text:p>0|i006dj:</text:p>
          </table:table-cell>
          <table:table-cell table:number-columns-repeated="4"/>
          <table:table-cell office:value-type="string">
            <text:p>Innovation Ideas</text:p>
          </table:table-cell>
          <table:table-cell office:value-type="string">
            <text:p>{"self":"https:\/\/anbtx1875.atlassian.net\/rest\/api\/2\/customFieldOption\/10000","id":"10000","value":"To Do"}</text:p>
          </table:table-cell>
          <table:table-cell/>
          <table:table-cell office:value-type="string">
            <text:p>ghx-label-7</text:p>
          </table:table-cell>
          <table:table-cell table:number-columns-repeated="2"/>
          <table:table-cell office:value-type="string">
            <text:p>{"hasEpicLinkFieldDependency":false,"showField":false,"nonEditableReason":{"reason":"TOP_OF_HIERARCHY","message":"An issue at the top of the Portfolio for Jira hierarchy cannot have a parent set."}}</text:p>
          </table:table-cell>
          <table:table-cell office:value-type="string">
            <text:p>Innovation Ideas</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Epic</text:p>
          </table:table-cell>
          <table:table-cell table:number-columns-repeated="2"/>
          <table:table-cell office:value-type="string">
            <text:p>BI Reporting Infrastructure</text:p>
          </table:table-cell>
          <table:table-cell/>
          <table:table-cell office:value-type="float" office:value="374400">
            <text:p>374400</text:p>
          </table:table-cell>
          <table:table-cell table:number-columns-repeated="4"/>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0-04T08:46:00">
            <text:p>10/4/2018 8:46</text:p>
          </table:table-cell>
          <table:table-cell office:value-type="string">
            <text:p>Medium</text:p>
          </table:table-cell>
          <table:table-cell table:number-columns-repeated="6"/>
          <table:table-cell office:value-type="string">
            <text:p>jackhaynes</text:p>
          </table:table-cell>
          <table:table-cell table:style-name="ce1" office:value-type="date" office:date-value="2018-12-05T16:56:00">
            <text:p>12/5/2018 16:56</text:p>
          </table:table-cell>
          <table:table-cell office:value-type="string">
            <text:p>In Progress</text:p>
          </table:table-cell>
          <table:table-cell office:value-type="string">
            <text:p>DAS-199</text:p>
          </table:table-cell>
          <table:table-cell table:number-columns-repeated="3"/>
          <table:table-cell office:value-type="string">
            <text:p>0|i0050l:</text:p>
          </table:table-cell>
          <table:table-cell table:number-columns-repeated="4"/>
          <table:table-cell office:value-type="string">
            <text:p>Data &amp; Code Management</text:p>
          </table:table-cell>
          <table:table-cell office:value-type="string">
            <text:p>{"self":"https:\/\/anbtx1875.atlassian.net\/rest\/api\/2\/customFieldOption\/10000","id":"10000","value":"To Do"}</text:p>
          </table:table-cell>
          <table:table-cell/>
          <table:table-cell office:value-type="string">
            <text:p>ghx-label-10</text:p>
          </table:table-cell>
          <table:table-cell/>
          <table:table-cell office:value-type="float" office:value="0">
            <text:p>0</text:p>
          </table:table-cell>
          <table:table-cell office:value-type="string">
            <text:p>{"hasEpicLinkFieldDependency":false,"showField":false,"nonEditableReason":{"reason":"TOP_OF_HIERARCHY","message":"An issue at the top of the Portfolio for Jira hierarchy cannot have a parent set."}}</text:p>
          </table:table-cell>
          <table:table-cell office:value-type="string">
            <text:p>Code Management</text:p>
          </table:table-cell>
          <table:table-cell table:style-name="ce3" office:value-type="string">
            <text:p>{"accountId":"5a6f593a46cb74525803180f","emailAddress":"jakerandolph@anbtx.com","avatarUrls":{"48x48":"https:\/\/avatar-cdn.atlassian.com\/b4cd9c646a3195b45891c9caf241a0c6?s=48&amp;d=https%3A%2F%2Fsecure.gravatar.com%2Favatar%2Fb4cd9c646a3195b45891c9caf241a0c6</text:p>
          </table:table-cell>
          <table:table-cell office:value-type="string">
            <text:p>jakerandolph</text:p>
          </table:table-cell>
          <table:table-cell office:value-type="float" office:value="374400">
            <text:p>37440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Task</text:p>
          </table:table-cell>
          <table:table-cell table:number-columns-repeated="2"/>
          <table:table-cell office:value-type="string">
            <text:p>Data as a Service (DAAS)</text:p>
          </table:table-cell>
          <table:table-cell table:number-columns-repeated="6"/>
          <table:table-cell office:value-type="string">
            <text:p>[]</text:p>
          </table:table-cell>
          <table:table-cell/>
          <table:table-cell office:value-type="float" office:value="-1">
            <text:p>-1</text:p>
          </table:table-cell>
          <table:table-cell table:style-name="ce1" office:value-type="date" office:date-value="2018-10-16T09:07:00">
            <text:p>10/16/2018 9:07</text:p>
          </table:table-cell>
          <table:table-cell office:value-type="float" office:value="1">
            <text:p>1</text:p>
          </table:table-cell>
          <table:table-cell/>
          <table:table-cell table:style-name="ce1" office:value-type="date" office:date-value="2018-09-27T13:54:00">
            <text:p>9/27/2018 13:54</text:p>
          </table:table-cell>
          <table:table-cell office:value-type="string">
            <text:p>Medium</text:p>
          </table:table-cell>
          <table:table-cell table:number-columns-repeated="7"/>
          <table:table-cell table:style-name="ce1" office:value-type="date" office:date-value="2018-09-27T14:43:00">
            <text:p>9/27/2018 14:43</text:p>
          </table:table-cell>
          <table:table-cell office:value-type="string">
            <text:p>To Do</text:p>
          </table:table-cell>
          <table:table-cell office:value-type="string">
            <text:p>DAAS-67</text:p>
          </table:table-cell>
          <table:table-cell table:number-columns-repeated="3"/>
          <table:table-cell office:value-type="string">
            <text:p>0|i004wl:</text:p>
          </table:table-cell>
          <table:table-cell table:number-columns-repeated="10"/>
          <table:table-cell office:value-type="string">
            <text:p>{"hasEpicLinkFieldDependency":false,"showField":false,"nonEditableReason":{"reason":"EPIC_LINK_SHOULD_BE_USED","message":"To set an epic as the parent, use the epic link instead"}}</text:p>
          </table:table-cell>
          <table:table-cell office:value-type="string">
            <text:p>Vendor notification and 1-3 definition</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3">
          <table:table-cell office:value-type="string">
            <text:p>Task</text:p>
          </table:table-cell>
          <table:table-cell table:number-columns-repeated="2"/>
          <table:table-cell office:value-type="string">
            <text:p>Data as a Service (DAAS)</text:p>
          </table:table-cell>
          <table:table-cell table:number-columns-repeated="3"/>
          <table:table-cell office:value-type="string">
            <text:p>Done</text:p>
          </table:table-cell>
          <table:table-cell table:number-columns-repeated="2"/>
          <table:table-cell office:value-type="string">
            <text:p>[]</text:p>
          </table:table-cell>
          <table:table-cell table:style-name="ce1" office:value-type="date" office:date-value="2018-09-27T14:44:00">
            <text:p>9/27/2018 14:44</text:p>
          </table:table-cell>
          <table:table-cell office:value-type="float" office:value="-1">
            <text:p>-1</text:p>
          </table:table-cell>
          <table:table-cell/>
          <table:table-cell office:value-type="float" office:value="1">
            <text:p>1</text:p>
          </table:table-cell>
          <table:table-cell/>
          <table:table-cell table:style-name="ce1" office:value-type="date" office:date-value="2018-09-27T13:53:00">
            <text:p>9/27/2018 13:53</text:p>
          </table:table-cell>
          <table:table-cell office:value-type="string">
            <text:p>High</text:p>
          </table:table-cell>
          <table:table-cell table:number-columns-repeated="6"/>
          <table:table-cell office:value-type="string">
            <text:p>jackhaynes</text:p>
          </table:table-cell>
          <table:table-cell table:style-name="ce1" office:value-type="date" office:date-value="2018-09-27T14:45:00">
            <text:p>9/27/2018 14:45</text:p>
          </table:table-cell>
          <table:table-cell office:value-type="string">
            <text:p>Done</text:p>
          </table:table-cell>
          <table:table-cell office:value-type="string">
            <text:p>DAAS-66</text:p>
          </table:table-cell>
          <table:table-cell table:number-columns-repeated="3"/>
          <table:table-cell office:value-type="string">
            <text:p>0|i004wd:</text:p>
          </table:table-cell>
          <table:table-cell/>
          <table:table-cell office:value-type="string">
            <text:p>10000_*:*_1_*:*_3075426_*|*_10001_*:*_1_*:*_0</text:p>
          </table:table-cell>
          <table:table-cell table:number-columns-repeated="8"/>
          <table:table-cell office:value-type="string">
            <text:p>{"hasEpicLinkFieldDependency":false,"showField":false,"nonEditableReason":{"reason":"EPIC_LINK_SHOULD_BE_USED","message":"To set an epic as the parent, use the epic link instead"}}</text:p>
          </table:table-cell>
          <table:table-cell office:value-type="string">
            <text:p>Get profitability deck from Greg</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style-name="ce4" office:value-type="string">
            <text:p>I added deck to the profitability definition on SharePoint_x000D_</text:p>
            <text:p>_x000D_</text:p>
            <text:p>Deck is at https://anbtx.sharepoint.com/:p:/s/ANBTX-SharePoint/Information%20Technology/DWReport/Eb8ZKNWj_2JHpoHLZCfVO0IBD4FTlObtb-g5zEMNRnkpCA_x000D_</text:p>
            <text:p>_x000D_</text:p>
            <text:p>I added deck to the profitability definition on SharePoint_x000D_</text:p>
            <text:p>_x000D_</text:p>
            <text:p>Deck is at https://anbtx.sharepoint.com/:p:/s/ANBTX-SharePoint/Information%20Technology/DWReport/Eb8ZKNWj_2JHpoHLZCfVO0IBD4FTlObtb-g5zEMNRnkpCA_x000D_</text:p>
            <text:p>_x000D_</text:p>
            <text:p/>
          </table:table-cell>
          <table:table-cell office:value-type="float" office:value="0">
            <text:p>0</text:p>
          </table:table-cell>
          <table:table-cell table:number-columns-repeated="969"/>
        </table:table-row>
        <table:table-row table:style-name="ro1">
          <table:table-cell office:value-type="string">
            <text:p>Story</text:p>
          </table:table-cell>
          <table:table-cell table:number-columns-repeated="2"/>
          <table:table-cell office:value-type="string">
            <text:p>Data as a Service (DAAS)</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09-07T13:54:00">
            <text:p>9/7/2018 13:54</text:p>
          </table:table-cell>
          <table:table-cell office:value-type="string">
            <text:p>Medium</text:p>
          </table:table-cell>
          <table:table-cell table:number-columns-repeated="7"/>
          <table:table-cell table:style-name="ce1" office:value-type="date" office:date-value="2018-09-07T13:55:00">
            <text:p>9/7/2018 13:55</text:p>
          </table:table-cell>
          <table:table-cell office:value-type="string">
            <text:p>To Do</text:p>
          </table:table-cell>
          <table:table-cell office:value-type="string">
            <text:p>DAAS-64</text:p>
          </table:table-cell>
          <table:table-cell table:number-columns-repeated="2"/>
          <table:table-cell office:value-type="string">
            <text:p>["com.atlassian.greenhopper.service.sprint.Sprint@243c4a9f[id=37,rapidViewId=30,state=FUTURE,name=DSD Sprint 2,goal=&lt;null&gt;,startDate=&lt;null&gt;,endDate=&lt;null&gt;,completeDate=&lt;null&gt;,sequence=37]"]</text:p>
          </table:table-cell>
          <table:table-cell office:value-type="string">
            <text:p>0|i004il:</text:p>
          </table:table-cell>
          <table:table-cell table:number-columns-repeated="8"/>
          <table:table-cell office:value-type="string">
            <text:p>DAAS-9</text:p>
          </table:table-cell>
          <table:table-cell/>
          <table:table-cell office:value-type="string">
            <text:p>{"hasEpicLinkFieldDependency":false,"showField":false,"nonEditableReason":{"reason":"EPIC_LINK_SHOULD_BE_USED","message":"To set an epic as the parent, use the epic link instead"}}</text:p>
          </table:table-cell>
          <table:table-cell office:value-type="string">
            <text:p>Develop governance execution plan</text:p>
          </table:table-cell>
          <table:table-cell table:style-name="ce3" office:value-type="string">
            <text:p>{"accountId":"5a6b8eaf23d8016cc6b5df83","emailAddress":"gailmason@anbtx.com","avatarUrls":{"48x48":"https:\/\/avatar-cdn.atlassian.com\/cbc057545e98c7476f25007d68f43127?s=48&amp;d=https%3A%2F%2Fsecure.gravatar.com%2Favatar%2Fcbc057545e98c7476f25007d68f43127%3F</text:p>
          </table:table-cell>
          <table:table-cell office:value-type="string">
            <text:p>admin</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Story</text:p>
          </table:table-cell>
          <table:table-cell table:number-columns-repeated="2"/>
          <table:table-cell office:value-type="string">
            <text:p>Data as a Service (DAAS)</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09-07T13:50:00">
            <text:p>9/7/2018 13:50</text:p>
          </table:table-cell>
          <table:table-cell office:value-type="string">
            <text:p>Medium</text:p>
          </table:table-cell>
          <table:table-cell table:number-columns-repeated="7"/>
          <table:table-cell table:style-name="ce1" office:value-type="date" office:date-value="2018-09-07T13:53:00">
            <text:p>9/7/2018 13:53</text:p>
          </table:table-cell>
          <table:table-cell office:value-type="string">
            <text:p>To Do</text:p>
          </table:table-cell>
          <table:table-cell office:value-type="string">
            <text:p>DAAS-63</text:p>
          </table:table-cell>
          <table:table-cell table:number-columns-repeated="2"/>
          <table:table-cell office:value-type="string">
            <text:p>["com.atlassian.greenhopper.service.sprint.Sprint@2390f74c[id=37,rapidViewId=30,state=FUTURE,name=DSD Sprint 2,goal=&lt;null&gt;,startDate=&lt;null&gt;,endDate=&lt;null&gt;,completeDate=&lt;null&gt;,sequence=37]"]</text:p>
          </table:table-cell>
          <table:table-cell office:value-type="string">
            <text:p>0|i004id:</text:p>
          </table:table-cell>
          <table:table-cell table:number-columns-repeated="8"/>
          <table:table-cell office:value-type="string">
            <text:p>DAAS-9</text:p>
          </table:table-cell>
          <table:table-cell/>
          <table:table-cell office:value-type="string">
            <text:p>{"hasEpicLinkFieldDependency":false,"showField":false,"nonEditableReason":{"reason":"EPIC_LINK_SHOULD_BE_USED","message":"To set an epic as the parent, use the epic link instead"}}</text:p>
          </table:table-cell>
          <table:table-cell office:value-type="string">
            <text:p>Formalize data governance strategy</text:p>
          </table:table-cell>
          <table:table-cell table:style-name="ce3" office:value-type="string">
            <text:p>{"accountId":"5a6b8eaf23d8016cc6b5df83","emailAddress":"gailmason@anbtx.com","avatarUrls":{"48x48":"https:\/\/avatar-cdn.atlassian.com\/cbc057545e98c7476f25007d68f43127?s=48&amp;d=https%3A%2F%2Fsecure.gravatar.com%2Favatar%2Fcbc057545e98c7476f25007d68f43127%3F</text:p>
          </table:table-cell>
          <table:table-cell office:value-type="string">
            <text:p>admin</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Story</text:p>
          </table:table-cell>
          <table:table-cell table:number-columns-repeated="2"/>
          <table:table-cell office:value-type="string">
            <text:p>Newgen CLOS Implementation</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28T09:10:00">
            <text:p>12/28/2018 9:10</text:p>
          </table:table-cell>
          <table:table-cell office:value-type="string">
            <text:p>Medium</text:p>
          </table:table-cell>
          <table:table-cell table:number-columns-repeated="6"/>
          <table:table-cell office:value-type="string">
            <text:p>sumit_kumar</text:p>
          </table:table-cell>
          <table:table-cell table:style-name="ce1" office:value-type="date" office:date-value="2019-01-02T07:27:00">
            <text:p>1/2/2019 7:27</text:p>
          </table:table-cell>
          <table:table-cell office:value-type="string">
            <text:p>To Do</text:p>
          </table:table-cell>
          <table:table-cell office:value-type="string">
            <text:p>NCI-329</text:p>
          </table:table-cell>
          <table:table-cell table:number-columns-repeated="3"/>
          <table:table-cell office:value-type="string">
            <text:p>0|i008bf:</text:p>
          </table:table-cell>
          <table:table-cell table:number-columns-repeated="10"/>
          <table:table-cell office:value-type="string">
            <text:p>{"hasEpicLinkFieldDependency":false,"showField":false,"nonEditableReason":{"reason":"EPIC_LINK_SHOULD_BE_USED","message":"To set an epic as the parent, use the epic link instead"}}</text:p>
          </table:table-cell>
          <table:table-cell office:value-type="string">
            <text:p>Incorporation of CC Email address for Auto emails going out from Online system</text:p>
          </table:table-cell>
          <table:table-cell table:style-name="ce3" office:value-type="string">
            <text:p>{"accountId":"5b72e8fdfdc47d05bd1d7f70","emailAddress":"himanshu.jain@newgen.co.in","avatarUrls":{"48x48":"https:\/\/avatar-cdn.atlassian.com\/c45221d9994d6a80ecb2a830c8e5b844?s=48&amp;d=https%3A%2F%2Fsecure.gravatar.com%2Favatar%2Fc45221d9994d6a80ecb2a830c8e5</text:p>
          </table:table-cell>
          <table:table-cell office:value-type="string">
            <text:p>himanshu.jain</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Sub-task</text:p>
          </table:table-cell>
          <table:table-cell table:number-columns-repeated="2"/>
          <table:table-cell office:value-type="string">
            <text:p>Newgen CLOS Implementation</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28T09:10:00">
            <text:p>12/28/2018 9:10</text:p>
          </table:table-cell>
          <table:table-cell office:value-type="string">
            <text:p>Highest</text:p>
          </table:table-cell>
          <table:table-cell table:number-columns-repeated="6"/>
          <table:table-cell office:value-type="string">
            <text:p>vkhilnani</text:p>
          </table:table-cell>
          <table:table-cell table:style-name="ce1" office:value-type="date" office:date-value="2018-12-28T09:10:00">
            <text:p>12/28/2018 9:10</text:p>
          </table:table-cell>
          <table:table-cell office:value-type="string">
            <text:p>To Do</text:p>
          </table:table-cell>
          <table:table-cell office:value-type="string">
            <text:p>NCI-328</text:p>
          </table:table-cell>
          <table:table-cell/>
          <table:table-cell office:value-type="string">
            <text:p>Need resolution from Experian to get credit profile working in UAT environment.</text:p>
          </table:table-cell>
          <table:table-cell/>
          <table:table-cell office:value-type="string">
            <text:p>0|i008bj:</text:p>
          </table:table-cell>
          <table:table-cell table:number-columns-repeated="10"/>
          <table:table-cell office:value-type="string">
            <text:p>{"hasEpicLinkFieldDependency":false,"showField":false,"nonEditableReason":{"reason":"SUBTASK_LINK_SHOULD_BE_USED","message":"To set the parent for a sub-task, use the sub-task link."}}</text:p>
          </table:table-cell>
          <table:table-cell office:value-type="string">
            <text:p>Blocked - Need resolution from Experian</text:p>
          </table:table-cell>
          <table:table-cell table:style-name="ce3" office:value-type="string">
            <text:p>{"accountId":"5b85726bd043fc2a665e6972","emailAddress":"vkhilnani@miraclesoft.com","avatarUrls":{"48x48":"https:\/\/avatar-cdn.atlassian.com\/08edf15cf96125db149dfef172a4707a?s=48&amp;d=https%3A%2F%2Fsecure.gravatar.com%2Favatar%2F08edf15cf96125db149dfef172a47</text:p>
          </table:table-cell>
          <table:table-cell office:value-type="string">
            <text:p>vkhilnani</text:p>
          </table:table-cell>
          <table:table-cell office:value-type="float" office:value="0">
            <text:p>0</text:p>
          </table:table-cell>
          <table:table-cell office:value-type="string">
            <text:p>{}</text:p>
          </table:table-cell>
          <table:table-cell table:number-columns-repeated="3"/>
          <table:table-cell table:style-name="ce1" office:value-type="date" office:date-value="2018-12-30">
            <text:p>12/30/2018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Task</text:p>
          </table:table-cell>
          <table:table-cell table:number-columns-repeated="2"/>
          <table:table-cell office:value-type="string">
            <text:p>Newgen CLOS Implementation</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28T09:08:00">
            <text:p>12/28/2018 9:08</text:p>
          </table:table-cell>
          <table:table-cell office:value-type="string">
            <text:p>Medium</text:p>
          </table:table-cell>
          <table:table-cell table:number-columns-repeated="6"/>
          <table:table-cell office:value-type="string">
            <text:p>brunoskerianz</text:p>
          </table:table-cell>
          <table:table-cell table:style-name="ce1" office:value-type="date" office:date-value="2018-12-28T09:11:00">
            <text:p>12/28/2018 9:11</text:p>
          </table:table-cell>
          <table:table-cell office:value-type="string">
            <text:p>To Do</text:p>
          </table:table-cell>
          <table:table-cell office:value-type="string">
            <text:p>NCI-327</text:p>
          </table:table-cell>
          <table:table-cell/>
          <table:table-cell office:value-type="string">
            <text:p>Details to be provided by Bruno for CC (Internal email address) to be communicated by bruno , that are to be added in CC for each auto email going to customer by system</text:p>
          </table:table-cell>
          <table:table-cell/>
          <table:table-cell office:value-type="string">
            <text:p>0|i008bb:</text:p>
          </table:table-cell>
          <table:table-cell table:number-columns-repeated="10"/>
          <table:table-cell office:value-type="string">
            <text:p>{"hasEpicLinkFieldDependency":false,"showField":false,"nonEditableReason":{"reason":"EPIC_LINK_SHOULD_BE_USED","message":"To set an epic as the parent, use the epic link instead"}}</text:p>
          </table:table-cell>
          <table:table-cell office:value-type="string">
            <text:p>(Online) For applications initiated on online / mobile, CC Email address to be confirmed by Bruno after discussion with Denise</text:p>
          </table:table-cell>
          <table:table-cell table:style-name="ce3" office:value-type="string">
            <text:p>{"accountId":"5b72e8fdfdc47d05bd1d7f70","emailAddress":"himanshu.jain@newgen.co.in","avatarUrls":{"48x48":"https:\/\/avatar-cdn.atlassian.com\/c45221d9994d6a80ecb2a830c8e5b844?s=48&amp;d=https%3A%2F%2Fsecure.gravatar.com%2Favatar%2Fc45221d9994d6a80ecb2a830c8e5</text:p>
          </table:table-cell>
          <table:table-cell office:value-type="string">
            <text:p>himanshu.jain</text:p>
          </table:table-cell>
          <table:table-cell office:value-type="float" office:value="0">
            <text:p>0</text:p>
          </table:table-cell>
          <table:table-cell office:value-type="string">
            <text:p>{}</text:p>
          </table:table-cell>
          <table:table-cell table:number-columns-repeated="4"/>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Task</text:p>
          </table:table-cell>
          <table:table-cell table:number-columns-repeated="2"/>
          <table:table-cell office:value-type="string">
            <text:p>Newgen CLOS Implementation</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27T11:25:00">
            <text:p>12/27/2018 11:25</text:p>
          </table:table-cell>
          <table:table-cell office:value-type="string">
            <text:p>Highest</text:p>
          </table:table-cell>
          <table:table-cell table:number-columns-repeated="6"/>
          <table:table-cell office:value-type="string">
            <text:p>brunoskerianz</text:p>
          </table:table-cell>
          <table:table-cell table:style-name="ce1" office:value-type="date" office:date-value="2018-12-27T11:25:00">
            <text:p>12/27/2018 11:25</text:p>
          </table:table-cell>
          <table:table-cell office:value-type="string">
            <text:p>To Do</text:p>
          </table:table-cell>
          <table:table-cell office:value-type="string">
            <text:p>NCI-326</text:p>
          </table:table-cell>
          <table:table-cell/>
          <table:table-cell office:value-type="string">
            <text:p>Bruno to reach out to Melissa to see what these are supposed to be for the consumer loans.</text:p>
          </table:table-cell>
          <table:table-cell/>
          <table:table-cell office:value-type="string">
            <text:p>0|i008b3:</text:p>
          </table:table-cell>
          <table:table-cell table:number-columns-repeated="10"/>
          <table:table-cell office:value-type="string">
            <text:p>{"hasEpicLinkFieldDependency":false,"showField":false,"nonEditableReason":{"reason":"EPIC_LINK_SHOULD_BE_USED","message":"To set an epic as the parent, use the epic link instead"}}</text:p>
          </table:table-cell>
          <table:table-cell office:value-type="string">
            <text:p>Get GL codes for booking loans</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3"/>
          <table:table-cell table:style-name="ce1" office:value-type="date" office:date-value="2018-12-28">
            <text:p>12/28/2018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4">
          <table:table-cell office:value-type="string">
            <text:p>Task</text:p>
          </table:table-cell>
          <table:table-cell table:number-columns-repeated="2"/>
          <table:table-cell office:value-type="string">
            <text:p>Newgen CLOS Implementation</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27T11:24:00.000001">
            <text:p>12/27/2018 11:24</text:p>
          </table:table-cell>
          <table:table-cell office:value-type="string">
            <text:p>Medium</text:p>
          </table:table-cell>
          <table:table-cell table:number-columns-repeated="6"/>
          <table:table-cell office:value-type="string">
            <text:p>Dchauhan</text:p>
          </table:table-cell>
          <table:table-cell table:style-name="ce1" office:value-type="date" office:date-value="2018-12-27T11:24:00.000001">
            <text:p>12/27/2018 11:24</text:p>
          </table:table-cell>
          <table:table-cell office:value-type="string">
            <text:p>To Do</text:p>
          </table:table-cell>
          <table:table-cell office:value-type="string">
            <text:p>NCI-325</text:p>
          </table:table-cell>
          <table:table-cell/>
          <table:table-cell table:style-name="ce2" office:value-type="string">
            <text:p>NewGen will tell us whether they want weekly FTP or weekly API to get the latest officer codes to userid from AD. <text:s/>Userid can be either jhaynes@anbtx.com or jackhaynes@anbtx.com and NewGen needs to tell us which they will use._x000D_</text:p>
            <text:p>_x000D_</text:p>
            <text:p>Initially will ask that the business send over soem sampels of 5-6 to get newGen team working on development.</text:p>
          </table:table-cell>
          <table:table-cell/>
          <table:table-cell office:value-type="string">
            <text:p>0|i008av:</text:p>
          </table:table-cell>
          <table:table-cell table:number-columns-repeated="8"/>
          <table:table-cell office:value-type="string">
            <text:p>NCI-278</text:p>
          </table:table-cell>
          <table:table-cell/>
          <table:table-cell office:value-type="string">
            <text:p>{"hasEpicLinkFieldDependency":false,"showField":false,"nonEditableReason":{"reason":"EPIC_LINK_SHOULD_BE_USED","message":"To set an epic as the parent, use the epic link instead"}}</text:p>
          </table:table-cell>
          <table:table-cell office:value-type="string">
            <text:p>Create officer code feed/api to AD userid used in newGen</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3"/>
          <table:table-cell table:style-name="ce1" office:value-type="date" office:date-value="2019-01-11">
            <text:p>1/11/2019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1">
          <table:table-cell office:value-type="string">
            <text:p>Task</text:p>
          </table:table-cell>
          <table:table-cell table:number-columns-repeated="2"/>
          <table:table-cell office:value-type="string">
            <text:p>Newgen CLOS Implementation</text:p>
          </table:table-cell>
          <table:table-cell table:number-columns-repeated="6"/>
          <table:table-cell office:value-type="string">
            <text:p>[]</text:p>
          </table:table-cell>
          <table:table-cell/>
          <table:table-cell office:value-type="float" office:value="-1">
            <text:p>-1</text:p>
          </table:table-cell>
          <table:table-cell/>
          <table:table-cell office:value-type="float" office:value="1">
            <text:p>1</text:p>
          </table:table-cell>
          <table:table-cell/>
          <table:table-cell table:style-name="ce1" office:value-type="date" office:date-value="2018-12-27T11:19:00">
            <text:p>12/27/2018 11:19</text:p>
          </table:table-cell>
          <table:table-cell office:value-type="string">
            <text:p>Medium</text:p>
          </table:table-cell>
          <table:table-cell table:number-columns-repeated="6"/>
          <table:table-cell office:value-type="string">
            <text:p>Dchauhan</text:p>
          </table:table-cell>
          <table:table-cell table:style-name="ce1" office:value-type="date" office:date-value="2018-12-27T11:19:00">
            <text:p>12/27/2018 11:19</text:p>
          </table:table-cell>
          <table:table-cell office:value-type="string">
            <text:p>To Do</text:p>
          </table:table-cell>
          <table:table-cell office:value-type="string">
            <text:p>NCI-324</text:p>
          </table:table-cell>
          <table:table-cell/>
          <table:table-cell office:value-type="string">
            <text:p>Need an API that will enable NewGen to push supporting loan documentation (assume in PDF but need confirmed by NewGen) to OnBase via MTS then provide docopop link back to Newgen application so documents are maintained/versioned in one place.</text:p>
          </table:table-cell>
          <table:table-cell/>
          <table:table-cell office:value-type="string">
            <text:p>0|i008an:</text:p>
          </table:table-cell>
          <table:table-cell table:number-columns-repeated="8"/>
          <table:table-cell office:value-type="string">
            <text:p>NCI-278</text:p>
          </table:table-cell>
          <table:table-cell/>
          <table:table-cell office:value-type="string">
            <text:p>{"hasEpicLinkFieldDependency":false,"showField":false,"nonEditableReason":{"reason":"EPIC_LINK_SHOULD_BE_USED","message":"To set an epic as the parent, use the epic link instead"}}</text:p>
          </table:table-cell>
          <table:table-cell office:value-type="string">
            <text:p>Document OnBase API to support add supporting loan documents to OnBase then provide docpop link</text:p>
          </table:table-cell>
          <table:table-cell table:style-name="ce3" office:value-type="string">
            <text:p>{"accountId":"5a6f594de8017b55372b19e1","emailAddress":"jackhaynes@anbtx.com","avatarUrls":{"48x48":"https:\/\/avatar-cdn.atlassian.com\/7b41beb46013141c3467e9ef1af7b1fb?s=48&amp;d=https%3A%2F%2Fsecure.gravatar.com%2Favatar%2F7b41beb46013141c3467e9ef1af7b1fb%3</text:p>
          </table:table-cell>
          <table:table-cell office:value-type="string">
            <text:p>jackhaynes</text:p>
          </table:table-cell>
          <table:table-cell office:value-type="float" office:value="0">
            <text:p>0</text:p>
          </table:table-cell>
          <table:table-cell office:value-type="string">
            <text:p>{}</text:p>
          </table:table-cell>
          <table:table-cell table:number-columns-repeated="3"/>
          <table:table-cell table:style-name="ce1" office:value-type="date" office:date-value="2019-01-14">
            <text:p>1/14/2019 0:00</text:p>
          </table:table-cell>
          <table:table-cell office:value-type="float" office:value="0">
            <text:p>0</text:p>
          </table:table-cell>
          <table:table-cell/>
          <table:table-cell office:value-type="float" office:value="0">
            <text:p>0</text:p>
          </table:table-cell>
          <table:table-cell table:number-columns-repeated="969"/>
        </table:table-row>
        <table:table-row table:style-name="ro1" table:number-rows-repeated="1048552">
          <table:table-cell table:number-columns-repeated="1024"/>
        </table:table-row>
        <table:table-row table:style-name="ro1">
          <table:table-cell table:number-columns-repeated="1024"/>
        </table:table-row>
      </table:table>
      <table:table table:name="Sheet2" table:style-name="ta2" table:print="false">
        <table:table-column table:style-name="co48"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48"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4">01/14/2019</text:date>, <text:time>20:47:2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4T20:46:43.54</dc:date>
    <dc:creator>gopoka nair</dc:creator>
    <meta:generator>OpenOffice/4.1.1$Win32 OpenOffice.org_project/411m6$Build-9775</meta:generator>
    <meta:editing-duration>PT55M16S</meta:editing-duration>
    <meta:editing-cycles>2</meta:editing-cycles>
    <meta:document-statistic meta:table-count="3" meta:cell-count="573" meta:object-count="0"/>
  </office:meta>
</office:document-meta>
</file>